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6203b4"/>
    </style:style>
    <style:style style:name="P2" style:family="paragraph" style:parent-style-name="_5f_code">
      <style:text-properties fo:font-weight="bold" officeooo:paragraph-rsid="006203b4" style:font-weight-asian="bold" style:font-weight-complex="bold"/>
    </style:style>
    <style:style style:name="P3" style:family="paragraph" style:parent-style-name="_5f_code">
      <style:text-properties officeooo:paragraph-rsid="006da7d3"/>
    </style:style>
    <style:style style:name="P4" style:family="paragraph" style:parent-style-name="_5f_code">
      <style:text-properties officeooo:paragraph-rsid="0073b9ac"/>
    </style:style>
    <style:style style:name="P5" style:family="paragraph" style:parent-style-name="_5f_code">
      <style:text-properties officeooo:paragraph-rsid="007b5f0d"/>
    </style:style>
    <style:style style:name="P6" style:family="paragraph" style:parent-style-name="_5f_heading_5f_2">
      <style:text-properties officeooo:paragraph-rsid="006203b4"/>
    </style:style>
    <style:style style:name="P7" style:family="paragraph" style:parent-style-name="_5f_heading_5f_3">
      <style:text-properties officeooo:paragraph-rsid="006203b4"/>
    </style:style>
    <style:style style:name="P8" style:family="paragraph" style:parent-style-name="_5f_text">
      <style:text-properties fo:language="ru" fo:country="RU" officeooo:rsid="0054d14e" officeooo:paragraph-rsid="006203b4"/>
    </style:style>
    <style:style style:name="P9" style:family="paragraph" style:parent-style-name="_5f_text">
      <style:text-properties fo:language="ru" fo:country="RU" officeooo:rsid="0055bde7" officeooo:paragraph-rsid="006203b4"/>
    </style:style>
    <style:style style:name="P10" style:family="paragraph" style:parent-style-name="_5f_text">
      <style:text-properties fo:language="ru" fo:country="RU" officeooo:rsid="0059ea3b" officeooo:paragraph-rsid="006203b4"/>
    </style:style>
    <style:style style:name="P11" style:family="paragraph" style:parent-style-name="_5f_text">
      <style:text-properties fo:language="ru" fo:country="RU" officeooo:rsid="005ae090" officeooo:paragraph-rsid="006203b4"/>
    </style:style>
    <style:style style:name="P12" style:family="paragraph" style:parent-style-name="_5f_text">
      <style:text-properties fo:language="ru" fo:country="RU" officeooo:rsid="005b2279" officeooo:paragraph-rsid="006203b4"/>
    </style:style>
    <style:style style:name="P13" style:family="paragraph" style:parent-style-name="_5f_text">
      <style:text-properties fo:language="ru" fo:country="RU" officeooo:rsid="005d2695" officeooo:paragraph-rsid="006203b4"/>
    </style:style>
    <style:style style:name="P14" style:family="paragraph" style:parent-style-name="_5f_text">
      <style:text-properties fo:language="ru" fo:country="RU" officeooo:rsid="005fe5ec" officeooo:paragraph-rsid="006203b4"/>
    </style:style>
    <style:style style:name="P15" style:family="paragraph" style:parent-style-name="_5f_text">
      <style:text-properties fo:language="ru" fo:country="RU" officeooo:rsid="00602ef9" officeooo:paragraph-rsid="006203b4"/>
    </style:style>
    <style:style style:name="P16" style:family="paragraph" style:parent-style-name="_5f_text">
      <style:text-properties fo:language="ru" fo:country="RU" officeooo:rsid="00619b1a" officeooo:paragraph-rsid="006203b4"/>
    </style:style>
    <style:style style:name="P17" style:family="paragraph" style:parent-style-name="_5f_text">
      <style:text-properties fo:language="ru" fo:country="RU" officeooo:rsid="00622ab7" officeooo:paragraph-rsid="00622ab7"/>
    </style:style>
    <style:style style:name="P18" style:family="paragraph" style:parent-style-name="_5f_text">
      <style:text-properties fo:language="ru" fo:country="RU" officeooo:rsid="00622ab7" officeooo:paragraph-rsid="0067af5d"/>
    </style:style>
    <style:style style:name="P19" style:family="paragraph" style:parent-style-name="_5f_text">
      <style:text-properties fo:language="ru" fo:country="RU" officeooo:rsid="00622ab7" officeooo:paragraph-rsid="00698fad"/>
    </style:style>
    <style:style style:name="P20" style:family="paragraph" style:parent-style-name="_5f_text">
      <style:text-properties fo:language="ru" fo:country="RU" officeooo:rsid="00698fad" officeooo:paragraph-rsid="00698fad"/>
    </style:style>
    <style:style style:name="P21" style:family="paragraph" style:parent-style-name="_5f_text">
      <style:text-properties fo:language="ru" fo:country="RU" officeooo:rsid="00698fad" officeooo:paragraph-rsid="006b0547"/>
    </style:style>
    <style:style style:name="P22" style:family="paragraph" style:parent-style-name="_5f_text">
      <style:text-properties fo:language="ru" fo:country="RU" officeooo:rsid="0073b9ac" officeooo:paragraph-rsid="0073b9ac"/>
    </style:style>
    <style:style style:name="P23" style:family="paragraph" style:parent-style-name="_5f_text">
      <style:text-properties fo:language="ru" fo:country="RU" officeooo:rsid="0073b9ac" officeooo:paragraph-rsid="0078ad5b"/>
    </style:style>
    <style:style style:name="P24" style:family="paragraph" style:parent-style-name="_5f_text">
      <style:text-properties fo:language="ru" fo:country="RU" officeooo:rsid="0067af5d" officeooo:paragraph-rsid="0065efbf"/>
    </style:style>
    <style:style style:name="P25" style:family="paragraph" style:parent-style-name="_5f_text">
      <style:text-properties style:font-name="Calibri Light" fo:font-size="10pt" fo:language="ru" fo:country="RU" fo:font-weight="250" officeooo:rsid="0062438a" officeooo:paragraph-rsid="006203b4"/>
    </style:style>
    <style:style style:name="P26" style:family="paragraph" style:parent-style-name="_5f_text">
      <style:text-properties style:font-name="Calibri Light" fo:font-size="10pt" fo:language="ru" fo:country="RU" fo:font-weight="250" officeooo:rsid="00637bb4" officeooo:paragraph-rsid="006203b4"/>
    </style:style>
    <style:style style:name="P27" style:family="paragraph" style:parent-style-name="_5f_text">
      <style:text-properties style:font-name="Calibri Light" fo:font-size="10pt" fo:language="ru" fo:country="RU" fo:font-weight="250" officeooo:rsid="00737cfd" officeooo:paragraph-rsid="006b0547"/>
    </style:style>
    <style:style style:name="P28" style:family="paragraph" style:parent-style-name="_5f_text">
      <style:text-properties style:font-name="Calibri Light" fo:font-size="10pt" fo:language="ru" fo:country="RU" fo:font-weight="250" officeooo:rsid="0074e692" officeooo:paragraph-rsid="0074f394"/>
    </style:style>
    <style:style style:name="P29" style:family="paragraph" style:parent-style-name="_5f_text">
      <style:text-properties style:font-name="Calibri Light" fo:font-size="10pt" fo:language="ru" fo:country="RU" fo:font-weight="250" officeooo:rsid="007b5f0d" officeooo:paragraph-rsid="007b5f0d"/>
    </style:style>
    <style:style style:name="P30" style:family="paragraph" style:parent-style-name="_5f_text">
      <style:text-properties style:font-name="Calibri Light" fo:font-size="10pt" fo:language="ru" fo:country="RU" fo:font-weight="250" officeooo:rsid="007e443d" officeooo:paragraph-rsid="007e443d"/>
    </style:style>
    <style:style style:name="P31" style:family="paragraph" style:parent-style-name="_5f_text">
      <style:text-properties style:font-name="Calibri Light" fo:font-size="10pt" fo:language="ru" fo:country="RU" fo:font-weight="250" officeooo:rsid="007ff785" officeooo:paragraph-rsid="007ff785"/>
    </style:style>
    <style:style style:name="P32" style:family="paragraph" style:parent-style-name="_5f_text">
      <style:text-properties style:font-name="Calibri Light" fo:font-size="10pt" fo:language="ru" fo:country="RU" fo:font-weight="250" officeooo:rsid="0080ca94" officeooo:paragraph-rsid="007b5f0d"/>
    </style:style>
    <style:style style:name="P33" style:family="paragraph" style:parent-style-name="_5f_text">
      <style:text-properties style:font-name="Calibri Light" fo:font-size="10pt" fo:language="ru" fo:country="RU" fo:font-weight="250" officeooo:rsid="0086e9be" officeooo:paragraph-rsid="0086e9be"/>
    </style:style>
    <style:style style:name="P34" style:family="paragraph" style:parent-style-name="_5f_text">
      <style:text-properties style:font-name="Calibri Light" fo:font-size="10pt" fo:language="ru" fo:country="RU" fo:font-weight="250" officeooo:rsid="0086e9be" officeooo:paragraph-rsid="007b5f0d"/>
    </style:style>
    <style:style style:name="P35" style:family="paragraph" style:parent-style-name="_5f_text">
      <style:text-properties style:font-name="Calibri Light" fo:font-size="10pt" fo:language="en" fo:country="US" fo:font-weight="250" officeooo:rsid="007e443d" officeooo:paragraph-rsid="007b5f0d"/>
    </style:style>
    <style:style style:name="P36" style:family="paragraph" style:parent-style-name="_5f_text">
      <style:text-properties style:font-name="Calibri Light" fo:font-size="10pt" fo:language="en" fo:country="US" fo:font-weight="250" officeooo:rsid="007e443d" officeooo:paragraph-rsid="007e443d"/>
    </style:style>
    <style:style style:name="P37" style:family="paragraph" style:parent-style-name="_5f_text">
      <style:text-properties style:font-name="Calibri Light" fo:font-size="10pt" fo:language="en" fo:country="US" fo:font-weight="250" officeooo:rsid="0086e9be" officeooo:paragraph-rsid="0086e9be"/>
    </style:style>
    <style:style style:name="P38" style:family="paragraph" style:parent-style-name="_5f_text">
      <style:text-properties officeooo:rsid="00637bb4" officeooo:paragraph-rsid="006203b4"/>
    </style:style>
    <style:style style:name="P39" style:family="paragraph" style:parent-style-name="_5f_text">
      <style:text-properties officeooo:paragraph-rsid="006203b4"/>
    </style:style>
    <style:style style:name="P40" style:family="paragraph" style:parent-style-name="_5f_text">
      <style:text-properties officeooo:paragraph-rsid="0064aaaf"/>
    </style:style>
    <style:style style:name="P41" style:family="paragraph" style:parent-style-name="_5f_text">
      <style:text-properties officeooo:paragraph-rsid="0065efbf"/>
    </style:style>
    <style:style style:name="P42" style:family="paragraph" style:parent-style-name="_5f_text">
      <style:text-properties officeooo:paragraph-rsid="006b0547"/>
    </style:style>
    <style:style style:name="P43" style:family="paragraph" style:parent-style-name="_5f_text">
      <style:text-properties officeooo:rsid="0074e692" officeooo:paragraph-rsid="0074e692"/>
    </style:style>
    <style:style style:name="P44" style:family="paragraph" style:parent-style-name="_5f_text">
      <style:text-properties officeooo:paragraph-rsid="0074f394"/>
    </style:style>
    <style:style style:name="P45" style:family="paragraph" style:parent-style-name="_5f_text">
      <style:text-properties officeooo:paragraph-rsid="0078ad5b"/>
    </style:style>
    <style:style style:name="T1" style:family="text">
      <style:text-properties style:font-name="Consolas" fo:font-size="9pt" fo:language="en" fo:country="US" fo:font-weight="normal" officeooo:rsid="005711b5"/>
    </style:style>
    <style:style style:name="T2" style:family="text">
      <style:text-properties fo:language="ru" fo:country="RU" officeooo:rsid="005d2695"/>
    </style:style>
    <style:style style:name="T3" style:family="text">
      <style:text-properties fo:language="ru" fo:country="RU" officeooo:rsid="005fe5ec"/>
    </style:style>
    <style:style style:name="T4" style:family="text">
      <style:text-properties fo:language="ru" fo:country="RU" officeooo:rsid="0064aaaf"/>
    </style:style>
    <style:style style:name="T5" style:family="text">
      <style:text-properties fo:language="ru" fo:country="RU" officeooo:rsid="0065efbf"/>
    </style:style>
    <style:style style:name="T6" style:family="text">
      <style:text-properties fo:language="ru" fo:country="RU" officeooo:rsid="0067af5d"/>
    </style:style>
    <style:style style:name="T7" style:family="text">
      <style:text-properties fo:language="ru" fo:country="RU" officeooo:rsid="00698fad"/>
    </style:style>
    <style:style style:name="T8" style:family="text">
      <style:text-properties fo:language="ru" fo:country="RU" officeooo:rsid="0078ad5b"/>
    </style:style>
    <style:style style:name="T9" style:family="text">
      <style:text-properties fo:language="ru" fo:country="RU" officeooo:rsid="007b5f0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style:font-name="Calibri Light" fo:font-size="10pt" fo:language="en" fo:country="US" fo:font-weight="250" officeooo:rsid="005ae090"/>
    </style:style>
    <style:style style:name="T12" style:family="text">
      <style:text-properties style:font-name="Calibri Light" fo:font-size="10pt" fo:language="en" fo:country="US" fo:font-weight="250" officeooo:rsid="006b0547"/>
    </style:style>
    <style:style style:name="T13" style:family="text">
      <style:text-properties style:font-name="Calibri Light" fo:font-size="10pt" fo:language="en" fo:country="US" fo:font-weight="250" officeooo:rsid="00737cfd"/>
    </style:style>
    <style:style style:name="T14" style:family="text">
      <style:text-properties style:font-name="Calibri Light" fo:font-size="10pt" fo:language="en" fo:country="US" fo:font-weight="250" officeooo:rsid="0073b9ac"/>
    </style:style>
    <style:style style:name="T15" style:family="text">
      <style:text-properties style:font-name="Calibri Light" fo:font-size="10pt" fo:language="ru" fo:country="RU" fo:font-weight="250"/>
    </style:style>
    <style:style style:name="T16" style:family="text">
      <style:text-properties style:font-name="Calibri Light" fo:font-size="10pt" fo:language="ru" fo:country="RU" fo:font-weight="250" officeooo:rsid="005ae090"/>
    </style:style>
    <style:style style:name="T17" style:family="text">
      <style:text-properties style:font-name="Calibri Light" fo:font-size="10pt" fo:language="ru" fo:country="RU" fo:font-weight="250" officeooo:rsid="005fe5ec"/>
    </style:style>
    <style:style style:name="T18" style:family="text">
      <style:text-properties style:font-name="Calibri Light" fo:font-size="10pt" fo:language="ru" fo:country="RU" fo:font-weight="250" officeooo:rsid="0062438a"/>
    </style:style>
    <style:style style:name="T19" style:family="text">
      <style:text-properties style:font-name="Calibri Light" fo:font-size="10pt" fo:language="ru" fo:country="RU" fo:font-weight="250" officeooo:rsid="0064aaaf"/>
    </style:style>
    <style:style style:name="T20" style:family="text">
      <style:text-properties style:font-name="Calibri Light" fo:font-size="10pt" fo:language="ru" fo:country="RU" fo:font-weight="250" officeooo:rsid="0054d14e"/>
    </style:style>
    <style:style style:name="T21" style:family="text">
      <style:text-properties style:font-name="Calibri Light" fo:font-size="10pt" fo:language="ru" fo:country="RU" fo:font-weight="250" officeooo:rsid="0065efbf"/>
    </style:style>
    <style:style style:name="T22" style:family="text">
      <style:text-properties style:font-name="Calibri Light" fo:font-size="10pt" fo:language="ru" fo:country="RU" fo:font-weight="250" officeooo:rsid="006b0547"/>
    </style:style>
    <style:style style:name="T23" style:family="text">
      <style:text-properties style:font-name="Calibri Light" fo:font-size="10pt" fo:language="ru" fo:country="RU" fo:font-weight="250" officeooo:rsid="006bd188"/>
    </style:style>
    <style:style style:name="T24" style:family="text">
      <style:text-properties style:font-name="Calibri Light" fo:font-size="10pt" fo:language="ru" fo:country="RU" fo:font-weight="250" officeooo:rsid="006bdc64"/>
    </style:style>
    <style:style style:name="T25" style:family="text">
      <style:text-properties style:font-name="Calibri Light" fo:font-size="10pt" fo:language="ru" fo:country="RU" fo:font-weight="250" officeooo:rsid="006d7c62"/>
    </style:style>
    <style:style style:name="T26" style:family="text">
      <style:text-properties style:font-name="Calibri Light" fo:font-size="10pt" fo:language="ru" fo:country="RU" fo:font-weight="250" officeooo:rsid="006da7d3"/>
    </style:style>
    <style:style style:name="T27" style:family="text">
      <style:text-properties style:font-name="Calibri Light" fo:font-size="10pt" fo:language="ru" fo:country="RU" fo:font-weight="250" officeooo:rsid="006feb2d"/>
    </style:style>
    <style:style style:name="T28" style:family="text">
      <style:text-properties style:font-name="Calibri Light" fo:font-size="10pt" fo:language="ru" fo:country="RU" fo:font-weight="250" officeooo:rsid="00737cfd"/>
    </style:style>
    <style:style style:name="T29" style:family="text">
      <style:text-properties style:font-name="Calibri Light" fo:font-size="10pt" fo:language="ru" fo:country="RU" fo:font-weight="250" officeooo:rsid="0073b9ac"/>
    </style:style>
    <style:style style:name="T30" style:family="text">
      <style:text-properties style:font-name="Calibri Light" fo:font-size="10pt" fo:language="ru" fo:country="RU" fo:font-weight="250" officeooo:rsid="0074f394"/>
    </style:style>
    <style:style style:name="T31" style:family="text">
      <style:text-properties style:font-name="Calibri Light" fo:font-size="10pt" fo:language="ru" fo:country="RU" fo:font-weight="250" officeooo:rsid="0074e692"/>
    </style:style>
    <style:style style:name="T32" style:family="text">
      <style:text-properties style:font-name="Calibri Light" fo:font-size="10pt" fo:font-weight="250" officeooo:rsid="006bd188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5711b5"/>
    </style:style>
    <style:style style:name="T35" style:family="text">
      <style:text-properties fo:language="en" fo:country="US" officeooo:rsid="007e443d"/>
    </style:style>
    <style:style style:name="T36" style:family="text">
      <style:text-properties fo:language="en" fo:country="US" officeooo:rsid="008a4db0"/>
    </style:style>
    <style:style style:name="T37" style:family="text">
      <style:text-properties officeooo:rsid="005ae090"/>
    </style:style>
    <style:style style:name="T38" style:family="text">
      <style:text-properties officeooo:rsid="005d2695"/>
    </style:style>
    <style:style style:name="T39" style:family="text">
      <style:text-properties officeooo:rsid="00602ef9"/>
    </style:style>
    <style:style style:name="T40" style:family="text">
      <style:text-properties officeooo:rsid="00619b1a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65efbf"/>
    </style:style>
    <style:style style:name="T43" style:family="text">
      <style:text-properties officeooo:rsid="0067af5d"/>
    </style:style>
    <style:style style:name="T44" style:family="text">
      <style:text-properties officeooo:rsid="00698fad"/>
    </style:style>
    <style:style style:name="T45" style:family="text">
      <style:text-properties officeooo:rsid="006b0547"/>
    </style:style>
    <style:style style:name="T46" style:family="text">
      <style:text-properties officeooo:rsid="006bd188"/>
    </style:style>
    <style:style style:name="T47" style:family="text">
      <style:text-properties officeooo:rsid="006bdc64"/>
    </style:style>
    <style:style style:name="T48" style:family="text">
      <style:text-properties officeooo:rsid="006e1698"/>
    </style:style>
    <style:style style:name="T49" style:family="text">
      <style:text-properties officeooo:rsid="0074e692"/>
    </style:style>
    <style:style style:name="T50" style:family="text">
      <style:text-properties officeooo:rsid="0078ad5b"/>
    </style:style>
    <style:style style:name="T51" style:family="text">
      <style:text-properties fo:font-variant="normal" fo:text-transform="none" fo:color="#555555" loext:opacity="100%" style:font-name="SFMono-Regular" fo:font-size="9.75pt" fo:letter-spacing="normal" fo:font-style="normal" fo:font-weight="normal"/>
    </style:style>
    <style:style style:name="T52" style:family="text">
      <style:text-properties officeooo:rsid="008c2f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2">Установка</text:p>
      <text:p text:style-name="_5f_code">$ npm install --save sequelize</text:p>
      <text:p text:style-name="_5f_text">Вам также придется вручную установить драйвер для выбранной базы данных:</text:p>
      <text:p text:style-name="_5f_code"># One of the following:</text:p>
      <text:p text:style-name="_5f_code">$ npm install --save pg pg-hstore # Postgres</text:p>
      <text:p text:style-name="_5f_code">$ <text:span text:style-name="T10">npm install --save mysql2</text:span></text:p>
      <text:p text:style-name="_5f_code">$ npm install --save mariadb</text:p>
      <text:p text:style-name="_5f_code">$ npm install --save sqlite3</text:p>
      <text:p text:style-name="_5f_code">$ npm install --save tedious # Microsoft SQL Server</text:p>
      <text:p text:style-name="P7">Подключение к базе данных</text:p>
      <text:p text:style-name="P8"><text:span text:style-name="_5f_bold">public constructor(database: string, username: string, password: string, options: object)</text:span></text:p>
      <text:p text:style-name="P8"><text:span text:style-name="T51">database</text:span> </text:p>
      <text:p text:style-name="P8"><text:span text:style-name="T51">username</text:span> </text:p>
      <text:p text:style-name="P8"><text:span text:style-name="T51">password</text:span> </text:p>
      <text:p text:style-name="P8"><text:span text:style-name="T51">options.host </text:span><text:s/></text:p>
      <text:p text:style-name="P8"><text:span text:style-name="T51">options.port</text:span> </text:p>
      <text:p text:style-name="P8"><text:span text:style-name="T51">options.username</text:span> </text:p>
      <text:p text:style-name="P8"><text:span text:style-name="T51">options.password</text:span> </text:p>
      <text:p text:style-name="P8"><text:span text:style-name="T51">options.database</text:span> </text:p>
      <text:p text:style-name="P8"><text:span text:style-name="T51">options.dialect</text:span> </text:p>
      <text:p text:style-name="P8"><text:span text:style-name="T51">options.dialectModule</text:span> </text:p>
      <text:p text:style-name="P8"><text:span text:style-name="T51">options.dialectModulePath</text:span> </text:p>
      <text:p text:style-name="P8"><text:span text:style-name="T51">options.dialectOptions</text:span> </text:p>
      <text:p text:style-name="P8">…</text:p>
      <text:p text:style-name="P8"><text:span text:style-name="T51">options.logging</text:span> — <text:span text:style-name="T36">// disable logging; default: console.log </text:span><text:span text:style-name="T52">для отключения </text:span><text:span text:style-name="T36"><text:s/>logging: false</text:span></text:p>
      <text:p text:style-name="P8">...</text:p>
      <text:p text:style-name="P8"/>
      <text:p text:style-name="P8">Чтобы подключиться к базе данных, вы должны создать экземпляр Sequelize. Это можно сделать, передав параметры подключения отдельно в конструктор Sequelize или передав один URI подключения:</text:p>
      <text:p text:style-name="P1">const { Sequelize } = require('sequelize');</text:p>
      <text:p text:style-name="P1"/>
      <text:p text:style-name="P1">// Option 1: Passing a connection URI</text:p>
      <text:p text:style-name="P1">const <text:span text:style-name="T41">sequelize</text:span> = new Sequelize('sqlite::memory:') // Example for sqlite</text:p>
      <text:p text:style-name="P1">const <text:span text:style-name="T41">sequelize</text:span> = new Sequelize('postgres://user:pass@example.com:5432/dbname') // Example for postgres</text:p>
      <text:p text:style-name="P1"/>
      <text:p text:style-name="P1">// Option 2: Passing parameters separately (sqlite)</text:p>
      <text:p text:style-name="P1">const <text:span text:style-name="T41">sequelize</text:span> = new Sequelize({</text:p>
      <text:p text:style-name="P1"><text:s text:c="2"/>dialect: 'sqlite',</text:p>
      <text:p text:style-name="P1"><text:s text:c="2"/>storage: 'path/to/database.sqlite'</text:p>
      <text:p text:style-name="P1">});</text:p>
      <text:p text:style-name="P1"/>
      <text:p text:style-name="P1">// Option 2: Passing parameters separately (other dialects)</text:p>
      <text:p text:style-name="P1">const <text:span text:style-name="T41">sequelize</text:span> = new Sequelize('database', 'username', 'password', {</text:p>
      <text:p text:style-name="P1"><text:s text:c="2"/>host: 'localhost',</text:p>
      <text:p text:style-name="P1"><text:s text:c="2"/>dialect: /* one of 'mysql' | 'mariadb' | 'postgres' | 'mssql' */</text:p>
      <text:p text:style-name="P1">});</text:p>
      <text:p text:style-name="P8">Конструктор <text:span text:style-name="_5f_bold">Sequelize</text:span> принимает множество опций. Они задокументированы в Справочнике по API .</text:p>
      <text:p text:style-name="P40"><text:span text:style-name="T4">Поскольку </text:span><text:span text:style-name="T19">взаимодействие с базой данных проходит исключительно через экземпляр <text:s/></text:span><text:span text:style-name="T20">Sequelize, </text:span><text:span text:style-name="T19">будем выделять его в его, для лучшего понимания библиотеки.</text:span></text:p>
      <text:p text:style-name="P9">Вставим код для работы в нашу программу:</text:p>
      <text:p text:style-name="P1">// тестирование базы данных MySQL</text:p>
      <text:p text:style-name="P1">app.get('/mysql', function(req, res){ <text:s text:c="2"/></text:p>
      <text:p text:style-name="P1"><text:tab/>const <text:span text:style-name="T41">sequelize</text:span> = new Sequelize('<text:span text:style-name="T1">staff</text:span>', 'user<text:span text:style-name="T34">staff</text:span>', '6Cjj6B[&gt;2NQ^', {</text:p>
      <text:p text:style-name="P1"><text:soft-page-break/><text:s text:c="2"/><text:tab/><text:tab/>host: 'localhost', </text:p>
      <text:p text:style-name="P1"><text:tab/><text:tab/>dialect: 'mysql'</text:p>
      <text:p text:style-name="P1"><text:tab/>});</text:p>
      <text:p text:style-name="P1"><text:tab/>res.type('text/plain');</text:p>
      <text:p text:style-name="P1"><text:tab/>res.send('MySQL');</text:p>
      <text:p text:style-name="P1">});</text:p>
      <text:p text:style-name="P7">Тестирование соединения</text:p>
      <text:p text:style-name="P10">Вы можете использовать эту .authenticate()функцию, чтобы проверить, в порядке ли соединение:</text:p>
      <text:p text:style-name="P2">sequelize</text:p>
      <text:p text:style-name="P1"><text:s text:c="2"/>.authenticate()</text:p>
      <text:p text:style-name="P1"><text:s text:c="2"/>.then(() =&gt; {</text:p>
      <text:p text:style-name="P1"><text:s text:c="4"/>console.log('Connection has been established successfully.');</text:p>
      <text:p text:style-name="P1"><text:s text:c="2"/>})</text:p>
      <text:p text:style-name="P1"><text:s text:c="2"/>.catch(err =&gt; {</text:p>
      <text:p text:style-name="P1"><text:s text:c="4"/>console.error('Unable to connect to the database:', err);</text:p>
      <text:p text:style-name="P1"><text:s text:c="2"/>});</text:p>
      <text:p text:style-name="P39"><text:span text:style-name="_5f_bold"><text:span text:style-name="T37">console.log</text:span></text:span><text:span text:style-name="T16"> пишет в </text:span><text:span text:style-name="_5f_bold"><text:span text:style-name="T37">stdout</text:span></text:span><text:span text:style-name="T11">,</text:span><text:span text:style-name="T16"> а </text:span><text:span text:style-name="_5f_bold"><text:span text:style-name="T37">console.error</text:span></text:span><text:span text:style-name="T16"> в</text:span><text:span text:style-name="T11"> </text:span><text:span text:style-name="_5f_bold"><text:span text:style-name="T37">stderr</text:span></text:span><text:span text:style-name="T11">, </text:span><text:span text:style-name="T16">поэтому запускаем сервер строкой:</text:span></text:p>
      <text:p text:style-name="P1">node app.js &gt; app.log 2&gt; error.log</text:p>
      <text:p text:style-name="P11">в <text:s/><text:span text:style-name="_5f_bold">app.log</text:span> имеем:</text:p>
      <text:p text:style-name="P1">Express запущен на http://localhost:8080; нажмите Ctrl+C для завершения.</text:p>
      <text:p text:style-name="P1">Executing (default): SELECT 1+1 AS result</text:p>
      <text:p text:style-name="P1">Connection has been established successfully.</text:p>
      <text:p text:style-name="P12">Похоже, что для проверки соединения функция запускает выполнение запроса <text:span text:style-name="_5f_bold">Executing (default): SELECT 1+1 AS result</text:span></text:p>
      <text:p text:style-name="P6">Закрытие соединения</text:p>
      <text:p text:style-name="P10"><text:span text:style-name="_5f_bold">Sequelize</text:span> будет держать соединение открытым по умолчанию и использовать одно и то же соединение для всех запросов. Если вам нужно закрыть соединение, вызовите <text:span text:style-name="_5f_bold">sequelize.close()</text:span>(который является асинхронным и возвращает обещание).</text:p>
      <text:p text:style-name="P10"/>
      <text:p text:style-name="_5f_heading_5f_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bold_5f_color" style:display-name="_bold_colo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5T14:28:10.606000000</dc:date>
    <meta:editing-duration>P1DT18H24M32S</meta:editing-duration>
    <meta:editing-cycles>62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72" meta:word-count="383" meta:character-count="2999" meta:non-whitespace-character-count="2637"/>
  </office:meta>
</office:document-meta>
</file>